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e4.A" style:family="table-column">
      <style:table-column-properties style:column-width="3.207cm" style:rel-column-width="1818*"/>
    </style:style>
    <style:style style:name="Table4.B" style:family="table-column">
      <style:table-column-properties style:column-width="6.897cm" style:rel-column-width="3910*"/>
    </style:style>
    <style:style style:name="Table4.1" style:family="table-row">
      <style:table-row-properties fo:keep-together="auto"/>
    </style:style>
    <style:style style:name="Table4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4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3.207cm" style:rel-column-width="1818*"/>
    </style:style>
    <style:style style:name="Table1.B" style:family="table-column">
      <style:table-column-properties style:column-width="6.897cm" style:rel-column-width="3910*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e3.A" style:family="table-column">
      <style:table-column-properties style:column-width="3.207cm" style:rel-column-width="1818*"/>
    </style:style>
    <style:style style:name="Table3.B" style:family="table-column">
      <style:table-column-properties style:column-width="11.703cm" style:rel-column-width="6635*"/>
    </style:style>
    <style:style style:name="Table3.C" style:family="table-column">
      <style:table-column-properties style:column-width="2.09cm" style:rel-column-width="1185*"/>
    </style:style>
    <style:style style:name="Table3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B1" style:family="table-cell">
      <style:table-cell-properties style:vertical-align="" fo:background-color="#ffffff" fo:padding="0.097cm" fo:border="0.05pt solid #000000" style:writing-mode="page">
        <style:background-image/>
      </style:table-cell-properties>
    </style:style>
    <style:style style:name="Table3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1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1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1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1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1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2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2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2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2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2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2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2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2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e7.A" style:family="table-column">
      <style:table-column-properties style:column-width="3.207cm" style:rel-column-width="1818*"/>
    </style:style>
    <style:style style:name="Table7.B" style:family="table-column">
      <style:table-column-properties style:column-width="6.897cm" style:rel-column-width="3910*"/>
    </style:style>
    <style:style style:name="Table7.1" style:family="table-row">
      <style:table-row-properties fo:keep-together="auto"/>
    </style:style>
    <style:style style:name="Table7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7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7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e2.A" style:family="table-column">
      <style:table-column-properties style:column-width="3.207cm" style:rel-column-width="1818*"/>
    </style:style>
    <style:style style:name="Table2.B" style:family="table-column">
      <style:table-column-properties style:column-width="6.897cm" style:rel-column-width="3910*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e5.A" style:family="table-column">
      <style:table-column-properties style:column-width="3.207cm" style:rel-column-width="1818*"/>
    </style:style>
    <style:style style:name="Table5.B" style:family="table-column">
      <style:table-column-properties style:column-width="6.897cm" style:rel-column-width="3910*"/>
    </style:style>
    <style:style style:name="Table5.1" style:family="table-row">
      <style:table-row-properties fo:keep-together="auto"/>
    </style:style>
    <style:style style:name="Table5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5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e6.A" style:family="table-column">
      <style:table-column-properties style:column-width="3.207cm" style:rel-column-width="1818*"/>
    </style:style>
    <style:style style:name="Table6.B" style:family="table-column">
      <style:table-column-properties style:column-width="6.897cm" style:rel-column-width="3910*"/>
    </style:style>
    <style:style style:name="Table6.1" style:family="table-row">
      <style:table-row-properties fo:keep-together="auto"/>
    </style:style>
    <style:style style:name="Table6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6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ext_20_body">
      <style:paragraph-properties>
        <style:tab-stops/>
      </style:paragraph-properties>
      <style:text-properties style:font-name="Ubuntu" officeooo:rsid="0097ab86" officeooo:paragraph-rsid="0092858c"/>
    </style:style>
    <style:style style:name="P2" style:family="paragraph" style:parent-style-name="Text_20_body">
      <style:text-properties style:font-name="Ubuntu" officeooo:rsid="0094a399" officeooo:paragraph-rsid="0092858c"/>
    </style:style>
    <style:style style:name="P3" style:family="paragraph" style:parent-style-name="Text_20_body">
      <style:text-properties style:font-name="Ubuntu" fo:font-weight="bold" officeooo:rsid="0094a399" officeooo:paragraph-rsid="0092858c" style:font-weight-asian="bold" style:font-weight-complex="bold"/>
    </style:style>
    <style:style style:name="P4" style:family="paragraph" style:parent-style-name="Text_20_body">
      <style:text-properties style:font-name="Ubuntu" officeooo:rsid="0096aa3c" officeooo:paragraph-rsid="0092858c"/>
    </style:style>
    <style:style style:name="P5" style:family="paragraph" style:parent-style-name="Text_20_body">
      <style:text-properties officeooo:paragraph-rsid="00952a9c"/>
    </style:style>
    <style:style style:name="P6" style:family="paragraph" style:parent-style-name="Standard">
      <style:text-properties officeooo:paragraph-rsid="009b81ef"/>
    </style:style>
    <style:style style:name="P7" style:family="paragraph" style:parent-style-name="Standard">
      <style:text-properties officeooo:rsid="009ca274" officeooo:paragraph-rsid="009ca274"/>
    </style:style>
    <style:style style:name="P8" style:family="paragraph" style:parent-style-name="Standard">
      <style:text-properties officeooo:paragraph-rsid="009db504"/>
    </style:style>
    <style:style style:name="P9" style:family="paragraph" style:parent-style-name="Standard">
      <style:text-properties officeooo:paragraph-rsid="009eaf98"/>
    </style:style>
    <style:style style:name="P10" style:family="paragraph" style:parent-style-name="Standard">
      <style:paragraph-properties fo:break-before="page"/>
      <style:text-properties officeooo:paragraph-rsid="009b81ef"/>
    </style:style>
    <style:style style:name="P11" style:family="paragraph" style:parent-style-name="Standard" style:master-page-name="">
      <style:paragraph-properties style:page-number="auto" fo:break-before="page"/>
      <style:text-properties officeooo:paragraph-rsid="009eaf98"/>
    </style:style>
    <style:style style:name="P12" style:family="paragraph" style:parent-style-name="Text_20_body" style:list-style-name="L1">
      <style:text-properties officeooo:paragraph-rsid="0092858c"/>
    </style:style>
    <style:style style:name="P13" style:family="paragraph" style:parent-style-name="Text_20_body" style:list-style-name="L1">
      <style:text-properties officeooo:paragraph-rsid="00974c23"/>
    </style:style>
    <style:style style:name="P14" style:family="paragraph" style:parent-style-name="Text_20_body" style:list-style-name="L1">
      <style:text-properties style:font-name="Ubuntu" fo:font-weight="bold" officeooo:rsid="0094a399" officeooo:paragraph-rsid="0092858c" style:font-weight-asian="bold" style:font-weight-complex="bold"/>
    </style:style>
    <style:style style:name="P15" style:family="paragraph" style:parent-style-name="Text_20_body" style:list-style-name="L2">
      <style:text-properties style:font-name="Ubuntu" officeooo:rsid="0097ab86" officeooo:paragraph-rsid="0092858c"/>
    </style:style>
    <style:style style:name="P16" style:family="paragraph" style:parent-style-name="Text_20_body" style:list-style-name="L2">
      <style:paragraph-properties>
        <style:tab-stops/>
      </style:paragraph-properties>
      <style:text-properties style:font-name="Ubuntu" officeooo:rsid="0097ab86" officeooo:paragraph-rsid="0092858c"/>
    </style:style>
    <style:style style:name="P17" style:family="paragraph" style:parent-style-name="Text_20_body">
      <style:text-properties style:font-name="Ubuntu" officeooo:rsid="00952a9c" officeooo:paragraph-rsid="00952a9c"/>
    </style:style>
    <style:style style:name="P18" style:family="paragraph" style:parent-style-name="Text_20_body">
      <style:text-properties officeooo:paragraph-rsid="00952a9c"/>
    </style:style>
    <style:style style:name="P19" style:family="paragraph" style:parent-style-name="Text_20_body" style:master-page-name="">
      <style:paragraph-properties fo:text-align="start" style:justify-single-word="false" style:page-number="auto" fo:break-before="auto" fo:break-after="auto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64fef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ext_20_body" style:master-page-name="">
      <style:paragraph-properties fo:text-align="start" style:justify-single-word="false" style:page-number="auto" fo:break-before="auto" fo:break-after="auto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eaf98" officeooo:paragraph-rsid="009eaf9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ext_20_body" style:master-page-name="">
      <style:paragraph-properties style:page-number="auto" fo:break-before="auto" fo:break-after="auto"/>
      <style:text-properties officeooo:paragraph-rsid="00952a9c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paragraph-rsid="00974c23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54d25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b81ef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ext_20_body" style:list-style-name="L1" style:master-page-name="">
      <style:paragraph-properties style:page-number="auto" fo:break-before="auto" fo:break-after="auto"/>
      <style:text-properties style:font-name="Ubuntu" fo:font-weight="bold" officeooo:rsid="00964fef" officeooo:paragraph-rsid="00974c23" style:font-weight-asian="bold" style:font-weight-complex="bold"/>
    </style:style>
    <style:style style:name="P26" style:family="paragraph" style:parent-style-name="Text_20_body" style:master-page-name="">
      <style:paragraph-properties fo:text-align="start" style:justify-single-word="false" style:page-number="auto" fo:break-before="auto" fo:break-after="auto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eaf98" officeooo:paragraph-rsid="009eaf9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Heading_20_2">
      <style:text-properties officeooo:rsid="0094a399" officeooo:paragraph-rsid="0092858c"/>
    </style:style>
    <style:style style:name="P28" style:family="paragraph" style:parent-style-name="Heading_20_2">
      <style:paragraph-properties fo:break-before="page"/>
      <style:text-properties officeooo:rsid="00952a9c" officeooo:paragraph-rsid="00952a9c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54d25" officeooo:paragraph-rsid="00974c2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876ff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974c2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9b81e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9db50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9eaf9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af75f" officeooo:paragraph-rsid="009af75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af75f" officeooo:paragraph-rsid="009b81e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af75f" officeooo:paragraph-rsid="009db50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af75f" officeooo:paragraph-rsid="009eaf9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b81ef" officeooo:paragraph-rsid="009b81e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ca274" officeooo:paragraph-rsid="009ca27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style:font-name="Ubuntu" fo:font-size="11pt" officeooo:rsid="009876ff" officeooo:paragraph-rsid="009db504" style:font-size-asian="11pt" style:font-size-complex="11pt"/>
    </style:style>
    <style:style style:name="P42" style:family="paragraph" style:parent-style-name="Table_20_Contents">
      <style:paragraph-properties fo:text-align="start" style:justify-single-word="false"/>
      <style:text-properties style:font-name="Ubuntu" fo:font-size="11pt" officeooo:rsid="009876ff" officeooo:paragraph-rsid="009eaf98" style:font-size-asian="11pt" style:font-size-complex="11pt"/>
    </style:style>
    <style:style style:name="P43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af75f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af75f" officeooo:paragraph-rsid="009db50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af75f" officeooo:paragraph-rsid="009eaf9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ca274" officeooo:paragraph-rsid="009ca27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74c23" officeooo:paragraph-rsid="009b81ef" fo:background-color="#99cc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74c23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b81ef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b81ef" officeooo:paragraph-rsid="009eaf9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ca274" officeooo:paragraph-rsid="009ca27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ca274" officeooo:paragraph-rsid="009eaf9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b81ef" officeooo:paragraph-rsid="009ca27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fo:color="#ff6600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ff6600" fo:font-style="normal" style:font-style-asian="normal" style:font-style-complex="normal"/>
    </style:style>
    <style:style style:name="T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32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964f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974c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officeooo:rsid="00432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officeooo:rsid="00964f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officeooo:rsid="00974c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Ubuntu" fo:font-style="normal" fo:text-shadow="none" style:text-underline-style="none" fo:font-weight="normal" officeooo:rsid="0097ab86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974c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9db504" style:font-style-asian="normal" style:font-weight-asian="normal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9eaf98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style:font-name="Ubuntu"/>
    </style:style>
    <style:style style:name="T16" style:family="text">
      <style:text-properties style:font-name="Ubuntu" officeooo:rsid="0097ab86"/>
    </style:style>
    <style:style style:name="T17" style:family="text">
      <style:text-properties style:font-name="Ubuntu" fo:font-weight="bold" officeooo:rsid="00964fef" style:font-weight-asian="bold" style:font-weight-complex="bold"/>
    </style:style>
    <style:style style:name="T18" style:family="text">
      <style:text-properties style:font-name="Ubuntu" fo:font-weight="bold" officeooo:rsid="0094a399" style:font-weight-asian="bold" style:font-weight-complex="bold"/>
    </style:style>
    <style:style style:name="T19" style:family="text">
      <style:text-properties style:font-name="Ubuntu" fo:font-weight="bold" officeooo:rsid="0096aa3c" style:font-weight-asian="bold" style:font-weight-complex="bold"/>
    </style:style>
    <style:style style:name="T20" style:family="text">
      <style:text-properties style:font-name="Ubuntu" fo:font-weight="normal" officeooo:rsid="0094a399" style:font-weight-asian="normal" style:font-weight-complex="normal"/>
    </style:style>
    <style:style style:name="T21" style:family="text">
      <style:text-properties style:font-name="Ubuntu" officeooo:rsid="00952a9c"/>
    </style:style>
    <style:style style:name="T22" style:family="text">
      <style:text-properties style:font-name="Ubuntu" officeooo:rsid="00954d25"/>
    </style:style>
    <style:style style:name="T23" style:family="text">
      <style:text-properties style:font-name="Ubuntu" officeooo:rsid="009adfbd"/>
    </style:style>
    <style:style style:name="T24" style:family="text">
      <style:text-properties officeooo:rsid="00964fef"/>
    </style:style>
    <style:style style:name="T25" style:family="text">
      <style:text-properties officeooo:rsid="0097ab86"/>
    </style:style>
    <style:style style:name="T26" style:family="text">
      <style:text-properties officeooo:rsid="00974c23"/>
    </style:style>
    <style:style style:name="T27" style:family="text">
      <style:text-properties officeooo:rsid="00432828"/>
    </style:style>
    <style:style style:name="T28" style:family="text">
      <style:text-properties fo:language="en" fo:country="US" officeooo:rsid="00432828"/>
    </style:style>
    <style:style style:name="T29" style:family="text">
      <style:text-properties fo:language="en" fo:country="US" officeooo:rsid="00964fef"/>
    </style:style>
    <style:style style:name="T30" style:family="text">
      <style:text-properties fo:language="en" fo:country="US" officeooo:rsid="00974c23"/>
    </style:style>
    <style:style style:name="T31" style:family="text">
      <style:text-properties officeooo:rsid="009876ff"/>
    </style:style>
    <style:style style:name="T32" style:family="text">
      <style:text-properties officeooo:rsid="009af75f"/>
    </style:style>
    <style:style style:name="T33" style:family="text">
      <style:text-properties officeooo:rsid="009db504"/>
    </style:style>
    <style:style style:name="T34" style:family="text">
      <style:text-properties fo:font-weight="normal" officeooo:rsid="009ca274" style:font-weight-asian="normal" style:font-weight-complex="normal"/>
    </style:style>
    <style:style style:name="T35" style:family="text">
      <style:text-properties officeooo:rsid="009eaf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100" number:language="es" number:country="E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2">2.1. Prueba de contenido</text:h>
      <text:p text:style-name="P2">Se evalúa el diseño del contenido buscando errores de tipo:</text:p>
      <text:list xml:id="list3213004669477158310" text:style-name="L1">
        <text:list-item>
          <text:p text:style-name="P14"><text:span text:style-name="T24">a. </text:span>Sintáctico</text:p>
        </text:list-item>
      </text:list>
      <text:p text:style-name="P3"><text:span text:style-name="T3">En este grupo se encuentran errores de estructura de las oraciones, faltas de ortografía, vocabulario, puntuación y gramática.<text:line-break/>Estos se pueden tratar con ayuda de un corrector ortográfico.</text:span><text:span text:style-name="T1"> </text:span><text:span text:style-name="T2">Cita: </text:span><text:a xlink:type="simple" xlink:href="http://lenguaje.com/herramientas/ortografo.html">http://lenguaje.com/herramientas/ortografo.html</text:a><text:span text:style-name="T2"><text:line-break/></text:span></text:p>
      <text:list xml:id="list143817938424556" text:continue-numbering="true" text:style-name="L1">
        <text:list-item>
          <text:p text:style-name="P12"><text:span text:style-name="T17">b. </text:span><text:span text:style-name="T18">Semántic</text:span><text:span text:style-name="T19">o</text:span></text:p>
          <text:p text:style-name="P13"><text:span text:style-name="T20">Los errores se producen por falta de sentido en las oraciones, inconsistencias, incorreciones e ambigüedades.<text:line-break/>La manera de tratar este tipo de errores podría ser mediante la formulación de las siguientes preguntas:<text:line-break/><text:tab/>- </text:span><text:span text:style-name="T4">¿La información es realmente precisa?<text:line-break/><text:tab/>- ¿La información es concisa y puntual?<text:line-break/><text:tab/>- </text:span><text:span text:style-name="T5">¿La disposición del contenido es fácil de comprender para el usuario?<text:line-break/><text:tab/>- ¿</text:span><text:span text:style-name="T4">La información </text:span><text:span text:style-name="T5">situada dentro de un</text:span><text:span text:style-name="T4"> objeto de contenido puede encontrarse con facilidad?<text:line-break/><text:tab/>- ¿Se proporcionaron referencias adecuadas para toda la información derivada de otras fuentes?<text:line-break/><text:tab/></text:span><text:span text:style-name="T6">¿La información presentada es consistente con la información presentada en otros objetos de contenido?</text:span><text:span text:style-name="T4"><text:line-break/><text:tab/>¿El contenido </text:span><text:span text:style-name="T6">no </text:span><text:span text:style-name="T4">es ofensivo, confuso o abre la puerta a demandas?<text:line-break/><text:tab/>¿El contenido </text:span><text:span text:style-name="T6">no </text:span><text:span text:style-name="T4">infringe derechos de autor o nombres comerciales existentes?<text:line-break/><text:tab/>¿El contenido incluye vínculos internos que complementan</text:span><text:span text:style-name="T7"> el contenido existente? ¿Los vínculos son correctos?<text:line-break/><text:tab/>¿El estilo estético del contenido </text:span><text:span text:style-name="T9">no </text:span><text:span text:style-name="T7">entra en confl</text:span><text:span text:style-name="T8">i</text:span><text:span text:style-name="T7">cto con el estilo estético de la interfaz?<text:line-break/></text:span></text:p>
        </text:list-item>
        <text:list-item>
          <text:p text:style-name="P25">c. De organización o estructura de contenido</text:p>
        </text:list-item>
      </text:list>
      <text:p text:style-name="P4">El error consiste en que los objetos existentes dentro del contenido no se corresponden con los que dicen ser. Por ejemplo, el objeto x muestra la foto del objeto y.</text:p>
      <text:p text:style-name="P4">Para identificarlos se debe revisar detenidamente la página.</text:p>
      <text:p text:style-name="P4"/>
      <text:p text:style-name="P4">En nuestro caso, nuestra plataforma web se encuentra conectada a una base de datos generando objetos de contenido dinámico creados en tiempo real, por lo que se deben hacer pruebas ejecutables para descubrir errores de contenido rastreables derivados de <text:soft-page-break/>las consultas realizadas. Por tanto, se hará una prueba de cada consulta cliente-servidor a la base de datos <text:span text:style-name="T25">que deberán cumplir que:</text:span></text:p>
      <text:list xml:id="list7547576181647812593" text:style-name="L2">
        <text:list-item>
          <text:p text:style-name="P15">La información pasada entre cliente y servidor es válida.</text:p>
        </text:list-item>
        <text:list-item>
          <text:p text:style-name="P15">Se formatean correctamente los datos recogidos del usuario.</text:p>
        </text:list-item>
        <text:list-item>
          <text:p text:style-name="P16">Se formatean correctamente los datos mostrados al usuario.</text:p>
        </text:list-item>
      </text:list>
      <text:p text:style-name="P1"/>
      <text:p text:style-name="P1"/>
      <text:h text:style-name="P28" text:outline-level="2"><text:span text:style-name="T16">2.</text:span><text:span text:style-name="T15">1.1. Pruebas incremento 1</text:span></text:h>
      <text:p text:style-name="P5"/>
      <text:p text:style-name="P21"><text:span text:style-name="T21">Se evaluará </text:span><text:span text:style-name="T23">cada</text:span><text:span text:style-name="T21"> tipo de err</text:span><text:span text:style-name="T22">or </text:span><text:span text:style-name="T23">por página</text:span><text:span text:style-name="T22">:</text:span></text:p>
      <text:p text:style-name="P17"/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float" office:value="0">
            <text:p text:style-name="P31">P-001</text:p>
          </table:table-cell>
          <table:table-cell table:style-name="Table4.B1" table:number-columns-spanned="2" office:value-type="float" office:value="0">
            <text:p text:style-name="P29">Se comprueba que no existen errores sintácticos <text:s/>en los textos de la página con ayuda de un corrector ortográfico.</text:p>
          </table:table-cell>
          <table:covered-table-cell/>
        </table:table-row>
        <table:table-row>
          <table:table-cell table:style-name="Table4.A2" office:value-type="float" office:value="0">
            <text:p text:style-name="P31">Tipo de error</text:p>
          </table:table-cell>
          <table:table-cell table:style-name="Table4.B2" table:number-columns-spanned="2" office:value-type="string">
            <text:p text:style-name="P29">Sintáctico</text:p>
          </table:table-cell>
          <table:covered-table-cell/>
        </table:table-row>
        <table:table-row>
          <table:table-cell table:style-name="Table4.A2" table:number-rows-spanned="3" office:value-type="float" office:value="0">
            <text:p text:style-name="P35">Evaluación <text:span text:style-name="T32">por página</text:span></text:p>
          </table:table-cell>
          <table:table-cell table:style-name="Table4.B5" office:value-type="string">
            <text:p text:style-name="P49">inicio.html</text:p>
          </table:table-cell>
          <table:table-cell table:style-name="Table4.C5" office:value-type="string">
            <text:p text:style-name="P43">Correcta</text:p>
          </table:table-cell>
        </table:table-row>
        <table:table-row>
          <table:covered-table-cell/>
          <table:table-cell table:style-name="Table4.B5" office:value-type="string">
            <text:p text:style-name="P49">pacientesResultados.html</text:p>
          </table:table-cell>
          <table:table-cell table:style-name="Table4.C5" office:value-type="string">
            <text:p text:style-name="P43">Correcta</text:p>
          </table:table-cell>
        </table:table-row>
        <table:table-row>
          <table:covered-table-cell/>
          <table:table-cell table:style-name="Table4.B5" office:value-type="string">
            <text:p text:style-name="P51">cuestionarioPacientes.html</text:p>
          </table:table-cell>
          <table:table-cell table:style-name="Table4.C5" office:value-type="string">
            <text:p text:style-name="P46">Correcta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float" office:value="0">
            <text:p text:style-name="P31">P-002</text:p>
          </table:table-cell>
          <table:table-cell table:style-name="Table1.B1" table:number-columns-spanned="2" office:value-type="float" office:value="0">
            <text:p text:style-name="P29">Se comprueba que no existen errores <text:span text:style-name="T26">semántico</text:span>s en los textos de la página <text:span text:style-name="T26">mediante la revisión y respuesta de las preguntas en cuestión.</text:span></text:p>
          </table:table-cell>
          <table:covered-table-cell/>
        </table:table-row>
        <table:table-row>
          <table:table-cell table:style-name="Table1.A2" office:value-type="float" office:value="0">
            <text:p text:style-name="P31">Tipo de error</text:p>
          </table:table-cell>
          <table:table-cell table:style-name="Table1.B2" table:number-columns-spanned="2" office:value-type="string">
            <text:p text:style-name="P29">S<text:span text:style-name="T26">emántico</text:span></text:p>
          </table:table-cell>
          <table:covered-table-cell/>
        </table:table-row>
        <table:table-row>
          <table:table-cell table:style-name="Table1.A2" table:number-rows-spanned="2" office:value-type="float" office:value="0">
            <text:p text:style-name="P35">Evaluación por página</text:p>
          </table:table-cell>
          <table:table-cell table:style-name="Table1.B3" office:value-type="string">
            <text:p text:style-name="P49">inicio.html</text:p>
          </table:table-cell>
          <table:table-cell table:style-name="Table1.C3" office:value-type="string">
            <text:p text:style-name="P43">Correcta</text:p>
          </table:table-cell>
        </table:table-row>
        <table:table-row>
          <table:covered-table-cell/>
          <table:table-cell table:style-name="Table1.B4" office:value-type="string">
            <text:p text:style-name="P49">pacientesResultados.html</text:p>
          </table:table-cell>
          <table:table-cell table:style-name="Table1.C4" office:value-type="string">
            <text:p text:style-name="P43">Correcta</text:p>
          </table:table-cell>
        </table:table-row>
      </table:table>
      <text:p text:style-name="P22"/>
      <table:table table:name="Table7" table:style-name="Table7">
        <table:table-column table:style-name="Table7.A"/>
        <table:table-column table:style-name="Table7.B" table:number-columns-repeated="2"/>
        <table:table-row table:style-name="Table7.1">
          <table:table-cell table:style-name="Table7.A1" office:value-type="float" office:value="0">
            <text:p text:style-name="P32">P-00<text:span text:style-name="T31">3</text:span></text:p>
          </table:table-cell>
          <table:table-cell table:style-name="Table7.B1" table:number-columns-spanned="2" office:value-type="float" office:value="0">
            <text:p text:style-name="P30">Se comprueba que la estructura y contenido de los objetos existentes en la página es correcta mediante revisión manual.</text:p>
          </table:table-cell>
          <table:covered-table-cell/>
        </table:table-row>
        <table:table-row>
          <table:table-cell table:style-name="Table7.A2" office:value-type="float" office:value="0">
            <text:p text:style-name="P32">Tipo de error</text:p>
          </table:table-cell>
          <table:table-cell table:style-name="Table7.B2" table:number-columns-spanned="2" office:value-type="string">
            <text:p text:style-name="P19">De organización o estructura de contenido</text:p>
          </table:table-cell>
          <table:covered-table-cell/>
        </table:table-row>
        <table:table-row>
          <table:table-cell table:style-name="Table7.A2" table:number-rows-spanned="2" office:value-type="float" office:value="0">
            <text:p text:style-name="P35">Evaluación por página</text:p>
          </table:table-cell>
          <table:table-cell table:style-name="Table7.B3" office:value-type="string">
            <text:p text:style-name="P49">inicio.html</text:p>
          </table:table-cell>
          <table:table-cell table:style-name="Table7.C3" office:value-type="string">
            <text:p text:style-name="P43">Correcta</text:p>
          </table:table-cell>
        </table:table-row>
        <table:table-row>
          <table:covered-table-cell/>
          <table:table-cell table:style-name="Table7.B4" office:value-type="string">
            <text:p text:style-name="P49">pacientesResultados.html</text:p>
          </table:table-cell>
          <table:table-cell table:style-name="Table7.C4" office:value-type="string">
            <text:p text:style-name="P43">Correcta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float" office:value="0">
            <text:p text:style-name="P33">P-00<text:span text:style-name="T33">4</text:span></text:p>
          </table:table-cell>
          <table:table-cell table:style-name="Table2.B1" table:number-columns-spanned="2" office:value-type="float" office:value="0">
            <text:p text:style-name="P41"><text:span text:style-name="T12">Se comprueba que </text:span><text:span text:style-name="T13">el contenido obtenido de la base de datos cumple que </text:span><text:span text:style-name="T14">l</text:span><text:span text:style-name="T16">a información pasada entre cliente y servidor es válida.</text:span></text:p>
          </table:table-cell>
          <table:covered-table-cell/>
        </table:table-row>
        <table:table-row>
          <table:table-cell table:style-name="Table2.A2" office:value-type="float" office:value="0">
            <text:p text:style-name="P33">Tipo de error</text:p>
          </table:table-cell>
          <table:table-cell table:style-name="Table2.B2" table:number-columns-spanned="2" office:value-type="string">
            <text:p text:style-name="P20">Del contenido obtenido de la base de datos</text:p>
          </table:table-cell>
          <table:covered-table-cell/>
        </table:table-row>
        <table:table-row>
          <table:table-cell table:style-name="Table2.A2" table:number-rows-spanned="2" office:value-type="float" office:value="0">
            <text:p text:style-name="P37">Evaluación por página</text:p>
          </table:table-cell>
          <table:table-cell table:style-name="Table2.B3" office:value-type="string">
            <text:p text:style-name="P50">pacientesResultados.html</text:p>
          </table:table-cell>
          <table:table-cell table:style-name="Table2.C3" office:value-type="string">
            <text:p text:style-name="P44">Correcta</text:p>
          </table:table-cell>
        </table:table-row>
        <table:table-row>
          <table:covered-table-cell/>
          <table:table-cell table:style-name="Table2.B4" office:value-type="string">
            <text:p text:style-name="P52">cuestionarioPacientes.html</text:p>
          </table:table-cell>
          <table:table-cell table:style-name="Table2.C4" office:value-type="string">
            <text:p text:style-name="P44">Correcta</text:p>
          </table:table-cell>
        </table:table-row>
      </table:table>
      <text:p text:style-name="P8"/>
      <table:table table:name="Table5" table:style-name="Table5">
        <table:table-column table:style-name="Table5.A"/>
        <table:table-column table:style-name="Table5.B" table:number-columns-repeated="2"/>
        <table:table-row table:style-name="Table5.1">
          <table:table-cell table:style-name="Table5.A1" office:value-type="float" office:value="0">
            <text:p text:style-name="P34">P-00<text:span text:style-name="T35">5</text:span></text:p>
          </table:table-cell>
          <table:table-cell table:style-name="Table5.B1" table:number-columns-spanned="2" office:value-type="float" office:value="0">
            <text:p text:style-name="P42"><text:span text:style-name="T12">Se comprueba que </text:span><text:span text:style-name="T13">el contenido obtenido de la base de datos cumple que </text:span><text:span text:style-name="T14">s</text:span><text:span text:style-name="T16">e formatean correctamente los datos recogidos del usuario.</text:span></text:p>
          </table:table-cell>
          <table:covered-table-cell/>
        </table:table-row>
        <table:table-row>
          <table:table-cell table:style-name="Table5.A2" office:value-type="float" office:value="0">
            <text:p text:style-name="P34">Tipo de error</text:p>
          </table:table-cell>
          <table:table-cell table:style-name="Table5.B2" table:number-columns-spanned="2" office:value-type="string">
            <text:p text:style-name="P20">Del contenido obtenido de la base de datos</text:p>
          </table:table-cell>
          <table:covered-table-cell/>
        </table:table-row>
        <table:table-row>
          <table:table-cell table:style-name="Table5.A2" table:number-rows-spanned="2" office:value-type="float" office:value="0">
            <text:p text:style-name="P38">Evaluación por página</text:p>
          </table:table-cell>
          <table:table-cell table:style-name="Table5.B3" office:value-type="string">
            <text:p text:style-name="P50">pacientesResultados.html</text:p>
          </table:table-cell>
          <table:table-cell table:style-name="Table5.C3" office:value-type="string">
            <text:p text:style-name="P45">Correcta</text:p>
          </table:table-cell>
        </table:table-row>
        <table:table-row>
          <table:covered-table-cell/>
          <table:table-cell table:style-name="Table5.B4" office:value-type="string">
            <text:p text:style-name="P52">cuestionarioPacientes.html</text:p>
          </table:table-cell>
          <table:table-cell table:style-name="Table5.C4" office:value-type="string">
            <text:p text:style-name="P45">Correcta</text:p>
          </table:table-cell>
        </table:table-row>
      </table:table>
      <text:p text:style-name="P9"/>
      <table:table table:name="Table6" table:style-name="Table6">
        <table:table-column table:style-name="Table6.A"/>
        <table:table-column table:style-name="Table6.B" table:number-columns-repeated="2"/>
        <table:table-row table:style-name="Table6.1">
          <table:table-cell table:style-name="Table6.A1" office:value-type="float" office:value="0">
            <text:p text:style-name="P34">P-00<text:span text:style-name="T35">6</text:span></text:p>
          </table:table-cell>
          <table:table-cell table:style-name="Table6.B1" table:number-columns-spanned="2" office:value-type="float" office:value="0">
            <text:p text:style-name="P42"><text:span text:style-name="T12">Se comprueba que </text:span><text:span text:style-name="T13">el contenido obtenido de la base de datos cumple que </text:span><text:span text:style-name="T14">s</text:span><text:span text:style-name="T10">e formatean correctamente los datos mostrados al usuario.</text:span></text:p>
          </table:table-cell>
          <table:covered-table-cell/>
        </table:table-row>
        <table:table-row>
          <table:table-cell table:style-name="Table6.A2" office:value-type="float" office:value="0">
            <text:p text:style-name="P34">Tipo de error</text:p>
          </table:table-cell>
          <table:table-cell table:style-name="Table6.B2" table:number-columns-spanned="2" office:value-type="string">
            <text:p text:style-name="P20">Del contenido obtenido de la base de datos</text:p>
          </table:table-cell>
          <table:covered-table-cell/>
        </table:table-row>
        <text:soft-page-break/>
        <table:table-row>
          <table:table-cell table:style-name="Table6.A2" table:number-rows-spanned="2" office:value-type="float" office:value="0">
            <text:p text:style-name="P38">Evaluación por página</text:p>
          </table:table-cell>
          <table:table-cell table:style-name="Table6.B3" office:value-type="string">
            <text:p text:style-name="P50">pacientesResultados.html</text:p>
          </table:table-cell>
          <table:table-cell table:style-name="Table6.C3" office:value-type="string">
            <text:p text:style-name="P45">Correcta</text:p>
          </table:table-cell>
        </table:table-row>
        <table:table-row>
          <table:covered-table-cell/>
          <table:table-cell table:style-name="Table6.B4" office:value-type="string">
            <text:p text:style-name="P52">cuestionarioPacientes.html</text:p>
          </table:table-cell>
          <table:table-cell table:style-name="Table6.C4" office:value-type="string">
            <text:p text:style-name="P45">Correcta</text:p>
          </table:table-cell>
        </table:table-row>
      </table:table>
      <text:p text:style-name="P9"/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float" office:value="0">
            <text:p text:style-name="P39">P-002</text:p>
          </table:table-cell>
          <table:table-cell table:style-name="Table3.B1" table:number-columns-spanned="2" office:value-type="string">
            <text:p text:style-name="P24">Anexo</text:p>
          </table:table-cell>
          <table:covered-table-cell/>
        </table:table-row>
        <table:table-row>
          <table:table-cell table:style-name="Table3.A2" office:value-type="float" office:value="0">
            <text:p text:style-name="P39">Página evaluada</text:p>
          </table:table-cell>
          <table:table-cell table:style-name="Table3.B2" table:number-columns-spanned="2" office:value-type="string">
            <text:p text:style-name="P24">inicio.html</text:p>
          </table:table-cell>
          <table:covered-table-cell/>
        </table:table-row>
        <table:table-row>
          <table:table-cell table:style-name="Table3.A2" table:number-rows-spanned="10" office:value-type="float" office:value="0">
            <text:p text:style-name="P36">Preguntas</text:p>
          </table:table-cell>
          <table:table-cell table:style-name="Table3.B3" office:value-type="string">
            <text:p text:style-name="P23"><text:span text:style-name="T27">¿La información es realmente precisa?</text:span></text:p>
          </table:table-cell>
          <table:table-cell table:style-name="Table3.C3" office:value-type="string">
            <text:p text:style-name="P47">Sí</text:p>
          </table:table-cell>
        </table:table-row>
        <table:table-row>
          <table:covered-table-cell/>
          <table:table-cell table:style-name="Table3.B11" office:value-type="string">
            <text:p text:style-name="P23"><text:span text:style-name="T27">¿La información es concisa y puntual?</text:span></text:p>
          </table:table-cell>
          <table:table-cell table:style-name="Table3.C11" office:value-type="string">
            <text:p text:style-name="P47">Sí</text:p>
          </table:table-cell>
        </table:table-row>
        <table:table-row>
          <table:covered-table-cell/>
          <table:table-cell table:style-name="Table3.B11" office:value-type="string">
            <text:p text:style-name="P23"><text:span text:style-name="T24">¿La disposición del contenido es fácil de comprender para el usuario?</text:span></text:p>
          </table:table-cell>
          <table:table-cell table:style-name="Table3.C11" office:value-type="string">
            <text:p text:style-name="P47">Sí</text:p>
          </table:table-cell>
        </table:table-row>
        <table:table-row>
          <table:covered-table-cell/>
          <table:table-cell table:style-name="Table3.B11" office:value-type="string">
            <text:p text:style-name="P23"><text:span text:style-name="T24">¿La información situada dentro de un objeto de contenido puede encontrarse con facilidad?</text:span></text:p>
          </table:table-cell>
          <table:table-cell table:style-name="Table3.C11" office:value-type="string">
            <text:p text:style-name="P47">Sí</text:p>
          </table:table-cell>
        </table:table-row>
        <table:table-row>
          <table:covered-table-cell/>
          <table:table-cell table:style-name="Table3.B11" office:value-type="string">
            <text:p text:style-name="P23"><text:span text:style-name="T27">¿Se proporcionaron referencias adecuadas para toda la información derivada de otras fuentes?</text:span></text:p>
          </table:table-cell>
          <table:table-cell table:style-name="Table3.C11" office:value-type="string">
            <text:p text:style-name="P48">No aplica</text:p>
          </table:table-cell>
        </table:table-row>
        <table:table-row>
          <table:covered-table-cell/>
          <table:table-cell table:style-name="Table3.B11" office:value-type="string">
            <text:p text:style-name="P23"><text:span text:style-name="T26">¿La información presentada es consistente con la información presentada en otros objetos de contenido?</text:span></text:p>
          </table:table-cell>
          <table:table-cell table:style-name="Table3.C11" office:value-type="string">
            <text:p text:style-name="P47">Sí</text:p>
          </table:table-cell>
        </table:table-row>
        <table:table-row>
          <table:covered-table-cell/>
          <table:table-cell table:style-name="Table3.B11" office:value-type="string">
            <text:p text:style-name="P23"><text:span text:style-name="T27">¿El contenido no es ofensivo, confuso o abre la puerta a demandas?</text:span></text:p>
          </table:table-cell>
          <table:table-cell table:style-name="Table3.C11" office:value-type="string">
            <text:p text:style-name="P47">Sí</text:p>
          </table:table-cell>
        </table:table-row>
        <table:table-row>
          <table:covered-table-cell/>
          <table:table-cell table:style-name="Table3.B11" office:value-type="string">
            <text:p text:style-name="P23"><text:span text:style-name="T27">¿El contenido no infringe derechos de autor o nombres comerciales existentes?</text:span></text:p>
          </table:table-cell>
          <table:table-cell table:style-name="Table3.C11" office:value-type="string">
            <text:p text:style-name="P47">Sí</text:p>
          </table:table-cell>
        </table:table-row>
        <table:table-row>
          <table:covered-table-cell/>
          <table:table-cell table:style-name="Table3.B11" office:value-type="string">
            <text:p text:style-name="P23"><text:span text:style-name="T27">¿El contenido incluye vínculos internos que complementan</text:span><text:span text:style-name="T28"> el contenido existente? ¿Los vínculos son correctos?</text:span></text:p>
          </table:table-cell>
          <table:table-cell table:style-name="Table3.C11" office:value-type="string">
            <text:p text:style-name="P48">No aplica</text:p>
          </table:table-cell>
        </table:table-row>
        <table:table-row>
          <table:covered-table-cell/>
          <table:table-cell table:style-name="Table3.B22" office:value-type="string">
            <text:p text:style-name="P23"><text:span text:style-name="T28">¿El estilo estético del contenido </text:span><text:span text:style-name="T30">no </text:span><text:span text:style-name="T28">entra en confl</text:span><text:span text:style-name="T29">i</text:span><text:span text:style-name="T28">cto con el estilo estético de la interfaz?</text:span></text:p>
          </table:table-cell>
          <table:table-cell table:style-name="Table3.C22" office:value-type="string">
            <text:p text:style-name="P47">Sí</text:p>
          </table:table-cell>
        </table:table-row>
        <table:table-row>
          <table:table-cell table:style-name="Table3.A2" office:value-type="float" office:value="0">
            <text:p text:style-name="P40">Página evaluada</text:p>
          </table:table-cell>
          <table:table-cell table:style-name="Table3.B13" table:number-columns-spanned="2" office:value-type="string">
            <text:p text:style-name="P53">pacientesResultados.html</text:p>
          </table:table-cell>
          <table:covered-table-cell/>
        </table:table-row>
        <table:table-row>
          <table:table-cell table:style-name="Table3.A2" table:number-rows-spanned="10" office:value-type="float" office:value="0">
            <text:p text:style-name="P36">Preguntas</text:p>
          </table:table-cell>
          <table:table-cell table:style-name="Table3.B22" office:value-type="string">
            <text:p text:style-name="P23"><text:span text:style-name="T27">¿La información es realmente precisa?</text:span></text:p>
          </table:table-cell>
          <table:table-cell table:style-name="Table3.C22" office:value-type="string">
            <text:p text:style-name="P47">Sí</text:p>
          </table:table-cell>
        </table:table-row>
        <table:table-row>
          <table:covered-table-cell/>
          <table:table-cell table:style-name="Table3.B22" office:value-type="string">
            <text:p text:style-name="P23"><text:span text:style-name="T27">¿La información es concisa y puntual?</text:span></text:p>
          </table:table-cell>
          <table:table-cell table:style-name="Table3.C22" office:value-type="string">
            <text:p text:style-name="P47">Sí</text:p>
          </table:table-cell>
        </table:table-row>
        <table:table-row>
          <table:covered-table-cell/>
          <table:table-cell table:style-name="Table3.B22" office:value-type="string">
            <text:p text:style-name="P23"><text:span text:style-name="T24">¿La disposición del contenido es fácil de comprender para el usuario?</text:span></text:p>
          </table:table-cell>
          <table:table-cell table:style-name="Table3.C22" office:value-type="string">
            <text:p text:style-name="P47">Sí</text:p>
          </table:table-cell>
        </table:table-row>
        <table:table-row>
          <table:covered-table-cell/>
          <table:table-cell table:style-name="Table3.B22" office:value-type="string">
            <text:p text:style-name="P23"><text:span text:style-name="T24">¿La información situada dentro de un objeto de contenido puede encontrarse con facilidad?</text:span></text:p>
          </table:table-cell>
          <table:table-cell table:style-name="Table3.C22" office:value-type="string">
            <text:p text:style-name="P47">Sí</text:p>
          </table:table-cell>
        </table:table-row>
        <table:table-row>
          <table:covered-table-cell/>
          <table:table-cell table:style-name="Table3.B22" office:value-type="string">
            <text:p text:style-name="P23"><text:span text:style-name="T27">¿Se proporcionaron referencias adecuadas para toda la información derivada de otras fuentes?</text:span></text:p>
          </table:table-cell>
          <table:table-cell table:style-name="Table3.C22" office:value-type="string">
            <text:p text:style-name="P48">No aplica</text:p>
          </table:table-cell>
        </table:table-row>
        <table:table-row>
          <table:covered-table-cell/>
          <table:table-cell table:style-name="Table3.B22" office:value-type="string">
            <text:p text:style-name="P23"><text:span text:style-name="T26">¿La información presentada es consistente con la información presentada en otros objetos de contenido?</text:span></text:p>
          </table:table-cell>
          <table:table-cell table:style-name="Table3.C22" office:value-type="string">
            <text:p text:style-name="P47">Sí</text:p>
          </table:table-cell>
        </table:table-row>
        <table:table-row>
          <table:covered-table-cell/>
          <table:table-cell table:style-name="Table3.B22" office:value-type="string">
            <text:p text:style-name="P23"><text:span text:style-name="T27">¿El contenido no es ofensivo, confuso o abre la puerta a demandas?</text:span></text:p>
          </table:table-cell>
          <table:table-cell table:style-name="Table3.C22" office:value-type="string">
            <text:p text:style-name="P47">Sí</text:p>
          </table:table-cell>
        </table:table-row>
        <table:table-row>
          <table:covered-table-cell/>
          <table:table-cell table:style-name="Table3.B22" office:value-type="string">
            <text:p text:style-name="P23"><text:span text:style-name="T27">¿El contenido no infringe derechos de autor o nombres </text:span><text:soft-page-break/><text:span text:style-name="T27">comerciales existentes?</text:span></text:p>
          </table:table-cell>
          <table:table-cell table:style-name="Table3.C22" office:value-type="string">
            <text:p text:style-name="P47">Sí</text:p>
          </table:table-cell>
        </table:table-row>
        <table:table-row>
          <table:covered-table-cell/>
          <table:table-cell table:style-name="Table3.B22" office:value-type="string">
            <text:p text:style-name="P23"><text:span text:style-name="T27">¿El contenido incluye vínculos internos que complementan</text:span><text:span text:style-name="T28"> el contenido existente? ¿Los vínculos son correctos?</text:span></text:p>
          </table:table-cell>
          <table:table-cell table:style-name="Table3.C22" office:value-type="string">
            <text:p text:style-name="P47">Sí</text:p>
          </table:table-cell>
        </table:table-row>
        <table:table-row>
          <table:covered-table-cell/>
          <table:table-cell table:style-name="Table3.B23" office:value-type="string">
            <text:p text:style-name="P23"><text:span text:style-name="T28">¿El estilo estético del contenido </text:span><text:span text:style-name="T30">no </text:span><text:span text:style-name="T28">entra en confl</text:span><text:span text:style-name="T29">i</text:span><text:span text:style-name="T28">cto con el estilo estético de la interfaz?</text:span></text:p>
          </table:table-cell>
          <table:table-cell table:style-name="Table3.C23" office:value-type="string">
            <text:p text:style-name="P47">Sí</text:p>
          </table:table-cell>
        </table:table-row>
      </table:table>
      <text:p text:style-name="P7"/>
      <text:p text:style-name="P7"/>
      <text:p text:style-name="P7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13:52.567758718</meta:creation-date>
    <meta:generator>LibreOffice/4.2.8.2$Linux_X86_64 LibreOffice_project/420m0$Build-2</meta:generator>
    <dc:date>2017-12-16T14:38:16.050312903</dc:date>
    <meta:editing-duration>PT5H24M10S</meta:editing-duration>
    <meta:editing-cycles>153</meta:editing-cycles>
    <meta:document-statistic meta:table-count="7" meta:image-count="0" meta:object-count="0" meta:page-count="7" meta:paragraph-count="119" meta:word-count="835" meta:character-count="5530" meta:non-whitespace-character-count="4808"/>
  </office:meta>
</office:document-meta>
</file>